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ToArrayAutoTypeTest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ToArrayAutoTypeTest.test_for_issue_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B( int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ToArrayAutoTypeTest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.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.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.C( int id ,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